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65000000B8DD3D5108D2374BBA.png" manifest:media-type="image/png"/>
  <manifest:file-entry manifest:full-path="Pictures/1000344600003F5F000012FC5C963CBBE0C7DFEA.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10.398cm"/>
    </style:style>
    <style:style style:name="Table2.B" style:family="table-column">
      <style:table-column-properties style:column-width="7.197cm"/>
    </style:style>
    <style:style style:name="Table2.A1" style:family="table-cell">
      <style:table-cell-properties fo:padding="0.097cm" fo:border="none"/>
    </style:style>
    <style:style style:name="Table3" style:family="table">
      <style:table-properties style:width="17.595cm" fo:margin-left="0cm" table:align="left"/>
    </style:style>
    <style:style style:name="Table3.A" style:family="table-column">
      <style:table-column-properties style:column-width="2.593cm"/>
    </style:style>
    <style:style style:name="Table3.B" style:family="table-column">
      <style:table-column-properties style:column-width="15.002cm"/>
    </style:style>
    <style:style style:name="Table3.A1" style:family="table-cell">
      <style:table-cell-properties fo:background-color="transparent" fo:padding="0cm" fo:border="none">
        <style:background-image/>
      </style:table-cell-properties>
    </style:style>
    <style:style style:name="P1" style:family="paragraph" style:parent-style-name="Table_20_Contents">
      <style:text-properties fo:color="#1c63af" style:font-name="Liberation Sans" fo:font-size="6pt" fo:font-weight="bold" officeooo:rsid="0008296a" officeooo:paragraph-rsid="0008296a" style:font-size-asian="6pt" style:font-weight-asian="bold" style:font-size-complex="6pt" style:font-weight-complex="bold"/>
    </style:style>
    <style:style style:name="P2" style:family="paragraph" style:parent-style-name="Table_20_Contents">
      <style:paragraph-properties fo:text-align="start" style:justify-single-word="false"/>
      <style:text-properties fo:font-size="10pt" officeooo:rsid="00199604" officeooo:paragraph-rsid="00199604" style:font-size-asian="10pt" style:font-size-complex="10pt"/>
    </style:style>
    <style:style style:name="P3" style:family="paragraph" style:parent-style-name="Table_20_Contents">
      <style:paragraph-properties fo:text-align="start" style:justify-single-word="false"/>
      <style:text-properties fo:font-size="10pt" fo:font-weight="bold" officeooo:rsid="00199604" officeooo:paragraph-rsid="00199604" style:font-size-asian="10pt" style:font-weight-asian="bold" style:font-size-complex="10pt" style:font-weight-complex="bold"/>
    </style:style>
    <style:style style:name="P4" style:family="paragraph" style:parent-style-name="Text_20_body">
      <style:text-properties officeooo:rsid="0018cbb0" officeooo:paragraph-rsid="0018cbb0"/>
    </style:style>
    <style:style style:name="P5" style:family="paragraph" style:parent-style-name="Text_20_body">
      <style:text-properties style:font-name="DejaVuSans" officeooo:paragraph-rsid="0025613c"/>
    </style:style>
    <style:style style:name="P6" style:family="paragraph" style:parent-style-name="Text_20_body">
      <style:text-properties style:font-name="DejaVuSans" officeooo:paragraph-rsid="0018cbb0"/>
    </style:style>
    <style:style style:name="P7" style:family="paragraph" style:parent-style-name="Text_20_body">
      <style:text-properties style:font-name="DejaVuSans" officeooo:rsid="001bd407" officeooo:paragraph-rsid="001bd407"/>
    </style:style>
    <style:style style:name="P8" style:family="paragraph" style:parent-style-name="Text_20_body">
      <style:text-properties style:font-name="DejaVuSans" officeooo:rsid="0018cbb0" officeooo:paragraph-rsid="001bd407"/>
    </style:style>
    <style:style style:name="P9" style:family="paragraph" style:parent-style-name="Text_20_body">
      <style:text-properties style:font-name="DejaVuSans" officeooo:rsid="00220b39" officeooo:paragraph-rsid="00220b39"/>
    </style:style>
    <style:style style:name="P10" style:family="paragraph" style:parent-style-name="Text_20_body">
      <style:text-properties fo:font-size="10pt" officeooo:paragraph-rsid="00282528" style:font-size-asian="10pt" style:font-size-complex="10pt"/>
    </style:style>
    <style:style style:name="P11" style:family="paragraph" style:parent-style-name="Text_20_body">
      <style:paragraph-properties fo:margin-top="0cm" fo:margin-bottom="0cm" loext:contextual-spacing="false"/>
      <style:text-properties style:font-name="DejaVuSans"/>
    </style:style>
    <style:style style:name="P12" style:family="paragraph" style:parent-style-name="Text_20_body">
      <style:paragraph-properties fo:margin-top="0cm" fo:margin-bottom="0.199cm" loext:contextual-spacing="false" fo:text-align="start" style:justify-single-word="false"/>
      <style:text-properties style:font-name="DejaVuSans" fo:font-size="10.5pt"/>
    </style:style>
    <style:style style:name="P13" style:family="paragraph" style:parent-style-name="Table_20_Contents">
      <style:paragraph-properties fo:text-align="start" style:justify-single-word="false"/>
      <style:text-properties style:font-name="Liberation Sans" fo:font-size="6pt" fo:font-weight="bold" officeooo:rsid="0008296a" officeooo:paragraph-rsid="002af53d" style:font-size-asian="6pt" style:font-weight-asian="bold" style:font-size-complex="6pt" style:font-weight-complex="bold"/>
    </style:style>
    <style:style style:name="T1" style:family="text">
      <style:text-properties fo:text-transform="uppercase" fo:color="#0d487c" style:font-weight-complex="600"/>
    </style:style>
    <style:style style:name="T2" style:family="text">
      <style:text-properties fo:text-transform="uppercase" fo:color="#0d487c" officeooo:rsid="00087614" style:font-weight-complex="600"/>
    </style:style>
    <style:style style:name="T3" style:family="text">
      <style:text-properties fo:color="#1c63af"/>
    </style:style>
    <style:style style:name="T4" style:family="text">
      <style:text-properties fo:color="#1c63af" officeooo:rsid="00087614"/>
    </style:style>
    <style:style style:name="T5" style:family="text">
      <style:text-properties fo:color="#1c63af" officeooo:rsid="001877e2"/>
    </style:style>
    <style:style style:name="T6" style:family="text">
      <style:text-properties fo:color="#0d487c"/>
    </style:style>
    <style:style style:name="T7" style:family="text">
      <style:text-properties fo:color="#b2b2b2"/>
    </style:style>
    <style:style style:name="T8" style:family="text">
      <style:text-properties fo:font-size="10pt" style:font-size-asian="10pt" style:font-size-complex="10pt"/>
    </style:style>
    <style:style style:name="T9" style:family="text">
      <style:text-properties fo:font-size="10pt" officeooo:rsid="001e3c20"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style:font-name="DejaVuSans"/>
    </style:style>
    <style:style style:name="T12" style:family="text">
      <style:text-properties style:font-name="DejaVuSans" officeooo:rsid="0018cbb0"/>
    </style:style>
    <style:style style:name="T13" style:family="text">
      <style:text-properties style:font-name="DejaVuSans" fo:font-weight="bold" officeooo:rsid="0029b960" style:font-weight-asian="bold" style:font-weight-complex="bold"/>
    </style:style>
    <style:style style:name="T14" style:family="text">
      <style:text-properties style:font-name="DejaVuSans" officeooo:rsid="00240a10"/>
    </style:style>
    <style:style style:name="T15" style:family="text">
      <style:text-properties style:font-name="DejaVuSans" officeooo:rsid="0029b960"/>
    </style:style>
    <style:style style:name="T16" style:family="text">
      <style:text-properties officeooo:rsid="001bd407"/>
    </style:style>
    <style:style style:name="T17" style:family="text">
      <style:text-properties officeooo:rsid="001ca08f"/>
    </style:style>
    <style:style style:name="T18" style:family="text">
      <style:text-properties officeooo:rsid="0025613c"/>
    </style:style>
    <style:style style:name="T19" style:family="text">
      <style:text-properties officeooo:rsid="00274a66"/>
    </style:style>
    <style:style style:name="T20" style:family="text">
      <style:text-properties fo:font-weight="bold" officeooo:rsid="0029b960"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row>
          <table:table-cell table:style-name="Table2.A1" office:value-type="string">
            <text:p text:style-name="P10"><text:span text:style-name="T13">Name Surname</text:span><text:span text:style-name="T12"><text:line-break/></text:span><text:span text:style-name="T15">Position</text:span><text:span text:style-name="T11">: </text:span><text:span text:style-name="T15">Department</text:span><text:span text:style-name="T11"><text:line-break/></text:span><text:span text:style-name="T15">Office of Government</text:span><text:span text:style-name="T11"><text:line-break/></text:span><text:span text:style-name="T15">e-mail@address</text:span></text:p>
          </table:table-cell>
          <table:table-cell table:style-name="Table2.A1" office:value-type="string">
            <text:p text:style-name="P3">Riaan Burger</text:p>
            <text:p text:style-name="P2"><text:span text:style-name="T16">Chairperson</text:span> of the Governing Board</text:p>
            <text:p text:style-name="P2">Drupal Association South Africa (DASA)</text:p>
            <text:p text:style-name="P2">info@dasa.org.za</text:p>
          </table:table-cell>
        </table:table-row>
      </table:table>
      <text:p text:style-name="P6"/>
      <text:p text:style-name="P7">Dear <text:span text:style-name="T20">Name</text:span>,</text:p>
      <text:p text:style-name="P8">The Drupal Association South Africa (DASA) invites you attend the inaugural meeting of Drupal users in Government and NGO sector to be held in Pretoria on 16 October 2015. Invitees include public servants working with Drupal in national, provincial and local government.</text:p>
      <text:p text:style-name="Text_20_body"><text:span text:style-name="T11">Drupal Association South Africa (DASA) is a non-profit organisation established for the public benefit objective to foster and support the Drupal </text:span><text:span text:style-name="T14">Open Source GPL </text:span><text:span text:style-name="T11">project, the community and its growth in South Africa.</text:span></text:p>
      <text:p text:style-name="P5">The purpose of the day's events is to gather interested parties and with regards to the efforts and purposes of the new regular <text:span text:style-name="T17">monthly </text:span>meeting <text:span text:style-name="T18">with lectures and discussions on standards compliance, scaling websites for massive traffic, security best practices for enterprise websites, skills transfer for fast changing positions, writing good tender documentation, finding good service providers and much more.</text:span></text:p>
      <table:table table:name="Table3" table:style-name="Table3">
        <table:table-column table:style-name="Table3.A"/>
        <table:table-column table:style-name="Table3.B"/>
        <table:table-row>
          <table:table-cell table:style-name="Table3.A1" office:value-type="string">
            <text:p text:style-name="P12">Date &amp; Time</text:p>
          </table:table-cell>
          <table:table-cell table:style-name="Table3.A1" office:value-type="string">
            <text:p text:style-name="P12">Friday, 16 October 2015, 12:00 – 15:00</text:p>
          </table:table-cell>
        </table:table-row>
        <table:table-row>
          <table:table-cell table:style-name="Table3.A1" office:value-type="string">
            <text:p text:style-name="P12">Venue</text:p>
          </table:table-cell>
          <table:table-cell table:style-name="Table3.A1" office:value-type="string">
            <text:p text:style-name="P12">Department of Arts and Culture, 1st Floor, Kingsley Centre Building, c.o. Steve Biko (Beatrix) and Stanza Bopape (Church)</text:p>
          </table:table-cell>
        </table:table-row>
        <table:table-row>
          <table:table-cell table:style-name="Table3.A1" office:value-type="string">
            <text:p text:style-name="P12">Cost</text:p>
          </table:table-cell>
          <table:table-cell table:style-name="Table3.A1" office:value-type="string">
            <text:p text:style-name="P12">Attendance is free; travel and accommodation is not included.</text:p>
          </table:table-cell>
        </table:table-row>
      </table:table>
      <text:p text:style-name="P11"/>
      <text:p text:style-name="P9">Please RSVP on http://www.meetup.com/Drupal-Pretoria-Arcadia-NGO-Gov before <text:span text:style-name="T19">13 October.</text:span></text:p>
      <text:p text:style-name="P4">We look forward to your always valuable presence.</text:p>
      <text:p text:style-name="P4">Kind regards,</text:p>
      <text:p text:style-name="P4"><text:span text:style-name="T10"><text:s text:c="39"/></text:span><text:line-break/><text:span text:style-name="T8">Riaan Burger as Chairman of the governing </text:span><text:span text:style-name="T9">b</text:span><text:span text:style-name="T8">oard of DASA<text:line-break/>082 657 6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weight="normal"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DejaVu Sans Light" fo:font-family="'DejaVu Sans Light'" style:font-style-name="ExtraLight" style:font-family-generic="swiss" style:font-pitch="variable" fo:font-size="14pt" fo:font-weight="150"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master-page-name="">
      <style:paragraph-properties fo:text-align="end" style:justify-single-word="false" style:page-number="auto" style:shadow="none" text:number-lines="false" text:line-number="0">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598cm" fo:margin-left="0cm" table:align="left"/>
    </style:style>
    <style:style style:name="Table1.A" style:family="table-column">
      <style:table-column-properties style:column-width="13.501cm"/>
    </style:style>
    <style:style style:name="Table1.B" style:family="table-column">
      <style:table-column-properties style:column-width="4.098cm"/>
    </style:style>
    <style:style style:name="Table1.A1" style:family="table-cell">
      <style:table-cell-properties fo:padding="0.097cm" fo:border="none"/>
    </style:style>
    <style:style style:name="MP1" style:family="paragraph" style:parent-style-name="Table_20_Contents">
      <style:paragraph-properties fo:text-align="start" style:justify-single-word="false"/>
      <style:text-properties style:font-name="Liberation Sans" fo:font-size="6pt" fo:font-weight="bold" officeooo:rsid="0008296a" officeooo:paragraph-rsid="002af53d" style:font-size-asian="6pt" style:font-weight-asian="bold" style:font-size-complex="6pt" style:font-weight-complex="bold"/>
    </style:style>
    <style:style style:name="MP2" style:family="paragraph" style:parent-style-name="Table_20_Contents">
      <style:text-properties fo:color="#1c63af" style:font-name="Liberation Sans" fo:font-size="6pt" fo:font-weight="bold" officeooo:rsid="0008296a" officeooo:paragraph-rsid="0008296a" style:font-size-asian="6pt" style:font-weight-asian="bold" style:font-size-complex="6pt" style:font-weight-complex="bold"/>
    </style:style>
    <style:style style:name="MT1" style:family="text">
      <style:text-properties fo:text-transform="uppercase" fo:color="#0d487c" officeooo:rsid="00087614" style:font-weight-complex="600"/>
    </style:style>
    <style:style style:name="MT2" style:family="text">
      <style:text-properties fo:color="#1c63af" officeooo:rsid="00087614"/>
    </style:style>
    <style:style style:name="MT3" style:family="text">
      <style:text-properties fo:color="#1c63af" officeooo:rsid="001877e2"/>
    </style:style>
    <style:style style:name="MT4" style:family="text">
      <style:text-properties fo:color="#0d487c"/>
    </style:style>
    <style:style style:name="MT5" style:family="text">
      <style:text-properties fo:color="#b2b2b2"/>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4.498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2" text:anchor-type="paragraph" svg:width="11.337cm" svg:height="3.395cm" draw:z-index="0"><draw:image xlink:href="Pictures/1000344600003F5F000012FC5C963CBBE0C7DFEA.svg" xlink:type="simple" xlink:show="embed" xlink:actuate="onLoad"/><draw:image xlink:href="Pictures/1000020100000265000000B8DD3D5108D2374BBA.png" xlink:type="simple" xlink:show="embed" xlink:actuate="onLoad"/></draw:frame></text:p>
      </style:header>
      <style:footer>
        <table:table table:name="Table1" table:style-name="Table1">
          <table:table-column table:style-name="Table1.A"/>
          <table:table-column table:style-name="Table1.B"/>
          <table:table-row>
            <table:table-cell table:style-name="Table1.A1" office:value-type="string">
              <text:p text:style-name="MP1"><text:span text:style-name="MT1">Governing Board 2015</text:span><text:span text:style-name="MT2"> </text:span><text:span text:style-name="MT3">Johan du Bois</text:span><text:span text:style-name="MT2"> (Chairman), </text:span><text:span text:style-name="MT3">Jason Lewis</text:span><text:span text:style-name="MT2"> (Vice Chairman),<text:line-break/></text:span><text:span text:style-name="MT3">Ingrid Talbot</text:span><text:span text:style-name="MT2"> (Secretary), </text:span><text:span text:style-name="MT3">Renate Ehlers</text:span><text:span text:style-name="MT2"> (Treasurer), </text:span><text:span text:style-name="MT3">Lee Taylor</text:span><text:span text:style-name="MT2"> (Portfolio Manager), </text:span><text:span text:style-name="MT3">Greg McKeen, Riaan Burger</text:span></text:p>
            </table:table-cell>
            <table:table-cell table:style-name="Table1.A1" office:value-type="string">
              <text:p text:style-name="MP2"><text:span text:style-name="MT4"><text:line-break/>info@dasa.org.za</text:span> <text:span text:style-name="MT5">\</text:span> dasa.org.z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aan Burger</meta:initial-creator>
    <meta:creation-date>2014-10-14T09:50:37.654022328</meta:creation-date>
    <dc:date>2015-12-24T02:55:29.720173156</dc:date>
    <dc:creator>Riaan Burger</dc:creator>
    <meta:editing-duration>PT5H46M37S</meta:editing-duration>
    <meta:editing-cycles>34</meta:editing-cycles>
    <meta:generator>LibreOffice/5.0.3.2$Linux_X86_64 LibreOffice_project/00m0$Build-2</meta:generator>
    <meta:document-statistic meta:table-count="3" meta:image-count="1" meta:object-count="0" meta:page-count="1" meta:paragraph-count="21" meta:word-count="254" meta:character-count="1791" meta:non-whitespace-character-count="1516"/>
  </office:meta>
</office:document-meta>
</file>